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RM12001" svg:font-family="SFRM1200"/>
    <style:font-face style:name="Arial2" svg:font-family="Arial" style:font-family-generic="swiss"/>
    <style:font-face style:name="Arial1" svg:font-family="Arial" style:font-pitch="variable"/>
    <style:font-face style:name="SFRM1200" svg:font-family="SFRM1200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071fdc" officeooo:paragraph-rsid="00071fdc"/>
    </style:style>
    <style:style style:name="P2" style:family="paragraph" style:parent-style-name="Standard">
      <style:paragraph-properties>
        <style:tab-stops>
          <style:tab-stop style:position="0.841cm"/>
        </style:tab-stops>
      </style:paragraph-properties>
      <style:text-properties style:text-underline-style="none" officeooo:rsid="00071fdc" officeooo:paragraph-rsid="00071fdc"/>
    </style:style>
    <style:style style:name="P3" style:family="paragraph" style:parent-style-name="Standard">
      <style:text-properties officeooo:rsid="00071fdc" officeooo:paragraph-rsid="002b1e0b"/>
    </style:style>
    <style:style style:name="P4" style:family="paragraph" style:parent-style-name="Standard">
      <style:text-properties officeooo:rsid="00071fdc" officeooo:paragraph-rsid="002d99d3"/>
    </style:style>
    <style:style style:name="P5" style:family="paragraph" style:parent-style-name="Standard">
      <style:text-properties officeooo:rsid="002c449d" officeooo:paragraph-rsid="002c449d"/>
    </style:style>
    <style:style style:name="P6" style:family="paragraph" style:parent-style-name="Standard">
      <style:text-properties officeooo:rsid="002c449d" officeooo:paragraph-rsid="002d99d3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style:font-name="Liberation Serif" fo:font-size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Liberation Seri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c42b9"/>
    </style:style>
    <style:style style:name="T4" style:family="text">
      <style:text-properties style:text-underline-style="none" officeooo:rsid="00298c18"/>
    </style:style>
    <style:style style:name="T5" style:family="text">
      <style:text-properties style:text-underline-style="none" officeooo:rsid="00314110"/>
    </style:style>
    <style:style style:name="T6" style:family="text">
      <style:text-properties officeooo:rsid="00150098"/>
    </style:style>
    <style:style style:name="T7" style:family="text">
      <style:text-properties officeooo:rsid="003496f4"/>
    </style:style>
    <style:style style:name="T8" style:family="text">
      <style:text-properties officeooo:rsid="00404fa2"/>
    </style:style>
    <style:style style:name="T9" style:family="text">
      <style:text-properties style:font-name="Liberation Serif" fo:font-size="12pt"/>
    </style:style>
    <style:style style:name="T10" style:family="text">
      <style:text-properties style:font-name="Liberation Serif" fo:font-size="12pt" style:text-underline-style="solid" style:text-underline-width="auto" style:text-underline-color="font-color"/>
    </style:style>
    <style:style style:name="T11" style:family="text">
      <style:text-properties style:font-name="Liberation Serif" fo:font-size="12pt" style:text-underline-style="none"/>
    </style:style>
    <style:style style:name="T12" style:family="text">
      <style:text-properties style:font-name="Liberation Serif" fo:font-size="12pt" style:text-underline-style="none" style:font-name-asian="SFRM12001" style:font-size-asian="12pt" style:font-name-complex="SFRM12001" style:font-size-complex="12pt"/>
    </style:style>
    <style:style style:name="gr1" style:family="graphic">
      <style:graphic-properties draw:marker-start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start="Extrémités_20_de_20_flèche_20_1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start="Extrémités_20_de_20_flèche_20_1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start="Extrémités_20_de_20_flèche_20_1" draw:fill="none" draw:fill-color="#ffffff" fo:min-height="1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start="Extrémités_20_de_20_flèche_20_1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marker-start="Extrémités_20_de_20_flèche_20_1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start="Extrémités_20_de_20_flèche_20_1" draw:fill="none" draw:fill-color="#ffffff" fo:min-height="1.2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(idCine,franchise,nbSalles,numSalle,salleCompatible3D,nbPlacesHandicapee,nbPlacesStandard,nbPlacesDBox,id<text:span text:style-name="T7">Act</text:span>,nom<text:span text:style-name="T7">A</text:span>,prenom<text:span text:style-name="T7">A</text:span>,idFilm,nomFilm,dateSortie,role,public,duree,compatible3D,horaire,idSeance,dateProjection,diffusion3D,idClient,nomC,prenomC,numReservation,nbPlacesHandicap</text:p>
      <text:p text:style-name="P3">eeRes,nbPlacesStandardRes,nbPlacesDBoxRes,<text:span text:style-name="T6">idReal,nomR,prenomR, adresse, ville</text:span>)</text:p>
      <text:p text:style-name="P3"><draw:line text:anchor-type="paragraph" draw:z-index="2" draw:style-name="gr1" draw:text-style-name="P7" svg:x1="14.98cm" svg:y1="0.729cm" svg:x2="13.781cm" svg:y2="0.12cm"><text:p/></draw:line><draw:line text:anchor-type="paragraph" draw:z-index="0" draw:style-name="gr1" draw:text-style-name="P7" svg:x1="4.434cm" svg:y1="1.217cm" svg:x2="5.651cm" svg:y2="0.291cm"><text:p/></draw:line></text:p>
      <text:p text:style-name="P3"/>
      <text:p text:style-name="P3"><draw:frame text:anchor-type="paragraph" draw:z-index="32" draw:style-name="gr2" draw:text-style-name="P8" svg:width="19.395cm" svg:height="1.95cm" svg:x="8.269cm" svg:y="0.042cm"><draw:text-box><text:p><text:span text:style-name="T9">R2(idCine,numSalle,salleCompatible3D,nbPlacesHandicapee,nbPlacesStandard,nbPlacesDBox,</text:span></text:p><text:p><text:span text:style-name="T9">idAct,nomA,prenomA,idFilm,nomFilm,dateSortie,role,public,duree,compatible3D,horaire,</text:span></text:p><text:p><text:span text:style-name="T9">idSeance,dateProjection,diffusion3D,idClient,nomC,prenomC,numReservation,nbPlacesHandicapeeRes,nbPlacesStandardRes,nbPlacesDBoxRes,idReal,nomR,prenomR, adresse, ville)</text:span></text:p></draw:text-box></draw:frame></text:p>
      <text:p text:style-name="P3">R1 = {<text:span text:style-name="T1">adresse,ville</text:span><text:span text:style-name="T2">, </text:span><text:span text:style-name="T4">franchise, nbsalles</text:span><text:span text:style-name="T2">} <text:s text:c="2"/><text:tab/><text:tab/><text:line-break/>DF</text:span><text:span text:style-name="T3">1</text:span><text:span text:style-name="T2"> = {(</text:span><text:span text:style-name="T4">2</text:span><text:span text:style-name="T2">)</text:span><text:span text:style-name="T5">}</text:span></text:p>
      <text:p text:style-name="P3"/>
      <text:p text:style-name="P3"><draw:line text:anchor-type="paragraph" draw:z-index="34" draw:style-name="gr1" draw:text-style-name="P7" svg:x1="6.288cm" svg:y1="1.11cm" svg:x2="7.505cm" svg:y2="0.184cm"><text:p/></draw:line></text:p>
      <text:p text:style-name="P3"><draw:line text:anchor-type="paragraph" draw:z-index="33" draw:style-name="gr1" draw:text-style-name="P7" svg:x1="16.487cm" svg:y1="1.858cm" svg:x2="16.498cm" svg:y2="0.122cm"><text:p/></draw:line></text:p>
      <text:p text:style-name="P3"/>
      <text:p text:style-name="P5"><text:tab/>R2<text:span text:style-name="T8">1</text:span>= {<text:span text:style-name="T1">idCine</text:span>, adresse, ville}</text:p>
      <text:p text:style-name="P6"><text:tab/>DF2 = {(1)}</text:p>
      <text:p text:style-name="P6"><draw:frame text:anchor-type="paragraph" draw:z-index="1" draw:style-name="gr2" draw:text-style-name="P8" svg:width="19.395cm" svg:height="1.95cm" svg:x="8.236cm" svg:y="0.432cm"><draw:text-box><text:p><text:span text:style-name="T9">R22(idCine,numSalle,salleCompatible3D,nbPlacesHandicapee,nbPlacesStandard,nbPlacesDBox,</text:span></text:p><text:p><text:span text:style-name="T9">idAct,nomA,prenomA,idFilm,nomFilm,dateSortie,role,public,duree,compatible3D,horaire,</text:span></text:p><text:p><text:span text:style-name="T9">idSeance,dateProjection,diffusion3D,idClient,nomC,prenomC,numReservation,nbPlacesHandicapeeRes,nbPlacesStandardRes,nbPlacesDBoxRes,idReal,nomR,prenomR)</text:span></text:p></draw:text-box></draw:frame></text:p>
      <text:p text:style-name="P6"/>
      <text:p text:style-name="P6"><draw:line text:anchor-type="paragraph" draw:z-index="3" draw:style-name="gr1" draw:text-style-name="P7" svg:x1="2.552cm" svg:y1="1.495cm" svg:x2="7.897cm" svg:y2="0.013cm"><text:p/></draw:line></text:p>
      <text:p text:style-name="P6"/>
      <text:p text:style-name="P5"/>
      <text:p text:style-name="P6"/>
      <text:p text:style-name="P4"><draw:frame text:anchor-type="paragraph" draw:z-index="13" draw:style-name="gr3" draw:text-style-name="P9" svg:width="6.615cm" svg:height="1.463cm" svg:x="-1.413cm" svg:y="0.032cm"><draw:text-box><text:p>R31 = {<text:span text:style-name="T1">idReal</text:span><text:span text:style-name="T2">, nomR,prenomR}</text:span><text:span text:style-name="T2"><text:line-break/></text:span><text:span text:style-name="T2">DF31 = { 8}</text:span></text:p></draw:text-box></draw:frame><draw:line text:anchor-type="paragraph" draw:z-index="31" draw:style-name="gr1" draw:text-style-name="P7" svg:x1="16.631cm" svg:y1="1.044cm" svg:x2="16.631cm" svg:y2="0.19cm"><text:p/></draw:line><text:line-break/></text:p>
      <text:p text:style-name="P1"><draw:frame text:anchor-type="paragraph" draw:z-index="12" draw:style-name="gr2" draw:text-style-name="P8" svg:width="19.395cm" svg:height="1.95cm" svg:x="8.304cm" svg:y="0.349cm"><draw:text-box><text:p><text:span text:style-name="T9">R32(idCine,numSalle,salleCompatible3D,nbPlacesHandicapee,nbPlacesStandard,nbPlacesDBox,</text:span></text:p><text:p><text:span text:style-name="T9">idAct, nomA, prenomAidFilm,nomFilm,dateSortie,role,public,duree,compatible3D,horaire,</text:span></text:p><text:p><text:span text:style-name="T9">idSeance,dateProjection,diffusion3D,idClient,nomC,prenomC,numReservation,nbPlacesHandicapeeRes,nbPlacesStandardRes,nbPlacesDBoxRes,idReal)</text:span></text:p></draw:text-box></draw:frame></text:p>
      <text:p text:style-name="P1"/>
      <text:p text:style-name="P1"/>
      <text:p text:style-name="P1"><draw:line text:anchor-type="paragraph" draw:z-index="4" draw:style-name="gr1" draw:text-style-name="P7" svg:x1="2.108cm" svg:y1="1.69cm" svg:x2="8.008cm" svg:y2="0.171cm"><text:p/></draw:line></text:p>
      <text:p text:style-name="P1"/>
      <text:p text:style-name="P1"><draw:line text:anchor-type="paragraph" draw:z-index="35" draw:style-name="gr1" draw:text-style-name="P7" svg:x1="16.62cm" svg:y1="1.388cm" svg:x2="16.565cm" svg:y2="0.155cm"><text:p/></draw:line></text:p>
      <text:p text:style-name="P1"/>
      <text:p text:style-name="P1"><draw:frame text:anchor-type="paragraph" draw:z-index="5" draw:style-name="gr3" draw:text-style-name="P9" svg:width="6.615cm" svg:height="1.463cm" svg:x="-2.171cm" svg:y="0.016cm"><draw:text-box><text:p>R41 = {<text:span text:style-name="T1">idAct</text:span><text:span text:style-name="T2">, nomA,prenomA}</text:span><text:span text:style-name="T2"><text:line-break/></text:span><text:span text:style-name="T2">DF41 = { 9 }</text:span></text:p></draw:text-box></draw:frame><draw:frame text:anchor-type="paragraph" draw:z-index="40" draw:style-name="gr2" draw:text-style-name="P8" svg:width="19.395cm" svg:height="1.95cm" svg:x="7.938cm" svg:y="0.415cm"><draw:text-box><text:p><text:span text:style-name="T9">R42(idCine,numSalle,salleCompatible3D,nbPlacesHandicapee,nbPlacesStandard,nbPlacesDBox,</text:span></text:p><text:p><text:span text:style-name="T9">IdAct,idFilm,nomFilm,dateSortie,role,public,duree,compatible3D,horaire,</text:span></text:p><text:p><text:span text:style-name="T9">idSeance,dateProjection,diffusion3D,idClient,nomC,prenomC,numReservation,nbPlacesHandicapeeRes,nbPlacesStandardRes,nbPlacesDBoxRes,idReal, idAct )</text:span></text:p></draw:text-box></draw:frame></text:p>
      <text:p text:style-name="P1"/>
      <text:p text:style-name="P1"/>
      <text:p text:style-name="P1"><draw:line text:anchor-type="paragraph" draw:z-index="38" draw:style-name="gr1" draw:text-style-name="P7" svg:x1="3.789cm" svg:y1="1.626cm" svg:x2="6.572cm" svg:y2="0.382cm"><text:p/></draw:line></text:p>
      <text:p text:style-name="P1"><draw:frame text:anchor-type="paragraph" draw:z-index="7" draw:style-name="gr4" draw:text-style-name="P9" svg:width="12.226cm" svg:height="1.678cm" svg:x="-1.82cm" svg:y="2.154cm"><draw:text-box><text:p>R51 ={<text:span text:style-name="T1">nomFilm,dateSortie</text:span><text:span text:style-name="T2">,public,compatible3D,idReal,durree}</text:span><text:span text:style-name="T2"><text:line-break/></text:span><text:span text:style-name="T2">DF51 = { 6 }</text:span></text:p></draw:text-box></draw:frame><draw:line text:anchor-type="paragraph" draw:z-index="41" draw:style-name="gr1" draw:text-style-name="P7" svg:x1="16.521cm" svg:y1="2.732cm" svg:x2="16.498cm" svg:y2="1.005cm"><text:p/></draw:line></text:p>
      <text:p text:style-name="P1"><text:soft-page-break/></text:p>
      <text:p text:style-name="P1"><draw:frame text:anchor-type="paragraph" draw:z-index="37" draw:style-name="gr2" draw:text-style-name="P8" svg:width="19.395cm" svg:height="1.95cm" svg:x="6.904cm" svg:y="-1.778cm"><draw:text-box><text:p><text:span text:style-name="T9">R52(idCine,numSalle,salleCompatible3D,nbPlacesHandicapee,nbPlacesStandard,nbPlacesDBox,</text:span></text:p><text:p><text:span text:style-name="T9">idAct,idFilm,nomFilm,dateSortie,role,horaire,</text:span></text:p><text:p><text:span text:style-name="T9">idSeance,dateProjection,diffusion3D,idClient,nomC,prenomC,numReservation,nbPlacesHandicapeeRes,nbPlacesStandardRes,nbPlacesDBoxRes)</text:span></text:p></draw:text-box></draw:frame><draw:line text:anchor-type="paragraph" draw:z-index="6" draw:style-name="gr1" draw:text-style-name="P7" svg:x1="3.623cm" svg:y1="0.436cm" svg:x2="6.406cm" svg:y2="-0.808cm"><text:p/></draw:line><draw:line text:anchor-type="paragraph" draw:z-index="39" draw:style-name="gr1" draw:text-style-name="P7" svg:x1="16.05cm" svg:y1="2.723cm" svg:x2="16.05cm" svg:y2="0.34cm"><text:p/></draw:line></text:p>
      <text:p text:style-name="P1"><draw:frame text:anchor-type="paragraph" draw:z-index="36" draw:style-name="gr4" draw:text-style-name="P9" svg:width="12.226cm" svg:height="1.678cm" svg:x="-1.84cm" svg:y="0.445cm"><draw:text-box><text:p>R61 ={<text:span text:style-name="T1">idFilm</text:span><text:span text:style-name="T2">,nomFilm,dateSortie,}</text:span><text:span text:style-name="T2"><text:line-break/></text:span><text:span text:style-name="T2">DF61 = { 5 }</text:span></text:p></draw:text-box></draw:frame></text:p>
      <text:p text:style-name="P1"/>
      <text:p text:style-name="P1"/>
      <text:p text:style-name="P1"/>
      <text:p text:style-name="P1"/>
      <text:p text:style-name="P1"><draw:frame text:anchor-type="paragraph" draw:z-index="14" draw:style-name="gr2" draw:text-style-name="P8" svg:width="16.567cm" svg:height="1.95cm" svg:x="10.47cm" svg:y="0.483cm"><draw:text-box><text:p><text:span text:style-name="T9">R62(idCine,numSalle,salleCompatible3D,nbPlacesHandicapee,nbPlacesStandard,nbPlacesDBox,</text:span></text:p><text:p><text:span text:style-name="T9">idAct,idFilm,role,horaire,idSeance,dateProjection,diffusion3D,idClient,nomC,prenomC,numReservation,nbPlacesHandicapeeOn eRes,nbPlacesStandardRes,nbPlacesDBoxRes,)</text:span></text:p></draw:text-box></draw:frame></text:p>
      <text:p text:style-name="P1"/>
      <text:p text:style-name="P1"/>
      <text:p text:style-name="P1"/>
      <text:p text:style-name="P1"><draw:line text:anchor-type="paragraph" draw:z-index="8" draw:style-name="gr1" draw:text-style-name="P7" svg:x1="16.023cm" svg:y1="3.02cm" svg:x2="16.016cm" svg:y2="0.342cm"><text:p/></draw:line></text:p>
      <text:p text:style-name="P1"/>
      <text:p text:style-name="P1"><draw:line text:anchor-type="paragraph" draw:z-index="9" draw:style-name="gr1" draw:text-style-name="P7" svg:x1="3.378cm" svg:y1="0.656cm" svg:x2="9.76cm" svg:y2="-0.836cm"><text:p/></draw:line></text:p>
      <text:p text:style-name="P1"><draw:frame text:anchor-type="paragraph" draw:z-index="10" draw:style-name="gr5" draw:text-style-name="P9" svg:width="6.324cm" svg:height="1.107cm" svg:x="-1.697cm" svg:y="0.169cm"><draw:text-box><text:p>R71 ={<text:span text:style-name="T1">idClient</text:span><text:span text:style-name="T2">,nomC, prenomC}</text:span><text:span text:style-name="T2"><text:line-break/></text:span><text:span text:style-name="T2">DF71 = { 10 }</text:span></text:p></draw:text-box></draw:frame></text:p>
      <text:p text:style-name="P1"/>
      <text:p text:style-name="P1"/>
      <text:p text:style-name="P1"/>
      <text:p text:style-name="P1"><draw:frame text:anchor-type="paragraph" draw:z-index="16" draw:style-name="gr2" draw:text-style-name="P8" svg:width="16.567cm" svg:height="1.95cm" svg:x="7.004cm" svg:y="0.309cm"><draw:text-box><text:p><text:span text:style-name="T9">R72(idCine,numSalle,salleCompatible3D,nbPlacesHandicapee,nbPlacesStandard,nbPlacesDBox,</text:span></text:p><text:p><text:span text:style-name="T9">idAct,idFilm,role,horaire,idSeance,dateProjection,diffusion3D,idClient,numReservation,nbPlacesHandicapeeOn eRes,nbPlacesStandardRes,nbPlacesDBoxRes)</text:span></text:p></draw:text-box></draw:frame></text:p>
      <text:p text:style-name="P1"/>
      <text:p text:style-name="P1"/>
      <text:p text:style-name="P1"><draw:line text:anchor-type="paragraph" draw:z-index="11" draw:style-name="gr1" draw:text-style-name="P7" svg:x1="1.711cm" svg:y1="1.162cm" svg:x2="6.373cm" svg:y2="0.146cm"><text:p/></draw:line></text:p>
      <text:p text:style-name="P1"/>
      <text:p text:style-name="P1"/>
      <text:p text:style-name="P1"><draw:frame text:anchor-type="paragraph" draw:z-index="19" draw:style-name="gr6" draw:text-style-name="P9" svg:width="18.481cm" svg:height="0.976cm" svg:x="-1.856cm" svg:y="0.238cm"><draw:text-box><text:p>R81={<text:span text:style-name="T10">idCine,numSalle</text:span><text:span text:style-name="T9">,salleCompatible3D,nbPlacesHandicapee,nbPlacesStandard,nbPlacesDBox</text:span><text:span text:style-name="T2">}</text:span><text:span text:style-name="T2"><text:line-break/></text:span><text:span text:style-name="T2">DF81 = { 4 }</text:span></text:p></draw:text-box></draw:frame></text:p>
      <text:p text:style-name="P1"/>
      <text:p text:style-name="P1"/>
      <text:p text:style-name="P2"><draw:line text:anchor-type="paragraph" draw:z-index="15" draw:style-name="gr1" draw:text-style-name="P7" svg:x1="17.422cm" svg:y1="-0.108cm" svg:x2="17.422cm" svg:y2="-1.676cm"><text:p/></draw:line><draw:line text:anchor-type="paragraph" draw:z-index="17" draw:style-name="gr1" draw:text-style-name="P7" svg:x1="17.422cm" svg:y1="-0.108cm" svg:x2="17.422cm" svg:y2="-1.676cm"><text:p/></draw:line><draw:line text:anchor-type="paragraph" draw:z-index="18" draw:style-name="gr1" draw:text-style-name="P7" svg:x1="0.557cm" svg:y1="1.6cm" svg:x2="8.687cm" svg:y2="0.612cm"><text:p/></draw:line><draw:frame text:anchor-type="paragraph" draw:z-index="24" draw:style-name="gr7" draw:text-style-name="P8" svg:width="16.567cm" svg:height="1.292cm" svg:x="9.051cm" svg:y="-0.171cm"><draw:text-box><text:p><text:span text:style-name="T9">R82(idCine,idAct,idFilm,role,horaire,idSeance,dateProjection,diffusion3D,idClient,numReservation,nbPlacesHandicapeeRes,nbPlacesStandardRes,nbPlacesDBoxRes)</text:span></text:p></draw:text-box></draw:frame></text:p>
      <text:p text:style-name="P2"/>
      <text:p text:style-name="P2"/>
      <text:p text:style-name="P2"><draw:frame text:anchor-type="paragraph" draw:z-index="28" draw:style-name="gr6" draw:text-style-name="P8" svg:width="10.812cm" svg:height="0.976cm" svg:x="-1.69cm" svg:y="0.423cm"><draw:text-box><text:p><text:span text:style-name="T9">R91={</text:span><text:span text:style-name="T10">idFilm,role</text:span><text:span text:style-name="T9">,idAct</text:span><text:span text:style-name="T11">}</text:span><text:span text:style-name="T11"><text:line-break/></text:span><text:span text:style-name="T11">DF91 = { 7 }</text:span></text:p></draw:text-box></draw:frame><draw:line text:anchor-type="paragraph" draw:z-index="20" draw:style-name="gr1" draw:text-style-name="P7" svg:x1="17.38cm" svg:y1="3.891cm" svg:x2="17.435cm" svg:y2="0.049cm"><text:p/></draw:line></text:p>
      <text:p text:style-name="P2"/>
      <text:p text:style-name="P2"/>
      <text:p text:style-name="P2"/>
      <text:p text:style-name="P2"><draw:line text:anchor-type="paragraph" draw:z-index="29" draw:style-name="gr1" draw:text-style-name="P7" svg:x1="0.822cm" svg:y1="1.898cm" svg:x2="8.848cm" svg:y2="0.139cm"><text:p/></draw:line><draw:frame text:anchor-type="paragraph" draw:z-index="27" draw:style-name="gr7" draw:text-style-name="P8" svg:width="16.567cm" svg:height="1.292cm" svg:x="9.46cm" svg:y="-0.931cm"><draw:text-box><text:p><text:span text:style-name="T9">R92(idCine,idFilm,role,horaire,idSeance,dateProjection,diffusion3D,idClient,numReservation,nbPlacesHandicapeeRes,nbPlacesStandardRes,nbPlacesDBoxRes)</text:span></text:p></draw:text-box></draw:frame><text:soft-page-break/></text:p>
      <text:p text:style-name="P2"><draw:line text:anchor-type="paragraph" draw:z-index="30" draw:style-name="gr1" draw:text-style-name="P7" svg:x1="18.068cm" svg:y1="2.133cm" svg:x2="18.072cm" svg:y2="0.323cm"><text:p/></draw:line></text:p>
      <text:p text:style-name="P2"/>
      <text:p text:style-name="P2"/>
      <text:p text:style-name="P2"><draw:frame text:anchor-type="paragraph" draw:z-index="21" draw:style-name="gr6" draw:text-style-name="P10" svg:width="18.481cm" svg:height="0.976cm" svg:x="-1.593cm" svg:y="0.33cm"><draw:text-box><text:p><text:span text:style-name="T9">R101={</text:span><text:span text:style-name="T10">idSeance, idCine</text:span><text:span text:style-name="T11">,</text:span><text:span text:style-name="T12">horaire, dateProjection, numSalle, idFilm, diffusionEn3D</text:span><text:span text:style-name="T11">}</text:span><text:span text:style-name="T11"><text:line-break/></text:span><text:span text:style-name="T11">DF101 = { 12 }</text:span></text:p></draw:text-box></draw:frame></text:p>
      <text:p text:style-name="P2"/>
      <text:p text:style-name="P2"><draw:frame text:anchor-type="paragraph" draw:z-index="26" draw:style-name="gr7" draw:text-style-name="P8" svg:width="16.567cm" svg:height="1.292cm" svg:x="9.797cm" svg:y="0.067cm"><draw:text-box><text:p><text:span text:style-name="T9">R102(idCine,role,idSeance,idClient,numReservation,nbPlacesHandicapeeeRes,nbPlacesStandardRes,nbPlacesDBoxRes)</text:span></text:p></draw:text-box></draw:frame></text:p>
      <text:p text:style-name="P2"><draw:line text:anchor-type="paragraph" draw:z-index="22" draw:style-name="gr1" draw:text-style-name="P7" svg:x1="19.488cm" svg:y1="1.833cm" svg:x2="17.879cm" svg:y2="0.048cm"><text:p/></draw:line></text:p>
      <text:p text:style-name="P2"/>
      <text:p text:style-name="P2"><draw:frame text:anchor-type="paragraph" draw:z-index="23" draw:style-name="gr6" draw:text-style-name="P9" svg:width="18.481cm" svg:height="0.976cm" svg:x="-1.665cm" svg:y="0.358cm"><draw:text-box><text:p>R111={<text:span text:style-name="T1">idClient</text:span><text:span text:style-name="T2">,</text:span><text:span text:style-name="T1">numReservation</text:span><text:span text:style-name="T2">,</text:span><text:span text:style-name="T11">nbPlacesHandicapeRes,nbPlacesStandardRes,nbPlacesDBoxRes,</text:span><text:span text:style-name="T2">idSeance}</text:span><text:span text:style-name="T2"><text:line-break/></text:span><text:span text:style-name="T2">DF111 = { 11 }</text:span></text:p></draw:text-box></draw:frame><draw:frame text:anchor-type="paragraph" draw:z-index="25" draw:style-name="gr6" draw:text-style-name="P8" svg:width="10.783cm" svg:height="0.976cm" svg:x="16.916cm" svg:y="1.117cm"><draw:text-box><text:p><text:span text:style-name="T9">R112(idCine,role,idClient,numReservation)</text:span></text:p><text:p><text:span text:style-name="T9">DF112 = {}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RM12001" svg:font-family="SFRM1200"/>
    <style:font-face style:name="Arial2" svg:font-family="Arial" style:font-family-generic="swiss"/>
    <style:font-face style:name="Arial1" svg:font-family="Arial" style:font-pitch="variable"/>
    <style:font-face style:name="SFRM1200" svg:font-family="SFRM1200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17:48:03.809000000</meta:creation-date>
    <dc:date>2017-02-01T16:16:36.193547029</dc:date>
    <meta:editing-duration>PT1H50M23S</meta:editing-duration>
    <meta:editing-cycles>38</meta:editing-cycles>
    <meta:generator>LibreOffice/5.0.3.2$Linux_X86_64 LibreOffice_project/00m0$Build-2</meta:generator>
    <meta:document-statistic meta:table-count="0" meta:image-count="0" meta:object-count="0" meta:page-count="3" meta:paragraph-count="6" meta:word-count="19" meta:character-count="456" meta:non-whitespace-character-count="434"/>
  </office:meta>
</office:document-meta>
</file>